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Brodtekst">
      <style:text-properties officeooo:paragraph-rsid="000673cd"/>
    </style:style>
    <style:style style:name="P2" style:family="paragraph" style:parent-style-name="_33_DUO_5f_Overskrift">
      <style:paragraph-properties fo:margin-left="0in" fo:margin-right="0in" fo:text-indent="0in" style:auto-text-indent="false"/>
      <style:text-properties officeooo:paragraph-rsid="000673cd"/>
    </style:style>
    <style:style style:name="P3" style:family="paragraph" style:parent-style-name="_33_DUO_5f_Overskrift">
      <style:paragraph-properties fo:margin-left="0in" fo:margin-right="0in" fo:text-indent="0in" style:auto-text-indent="false"/>
      <style:text-properties officeooo:rsid="000673cd" officeooo:paragraph-rsid="000673cd"/>
    </style:style>
    <style:style style:name="T1" style:family="text">
      <style:text-properties fo:language="nb" fo:country="NO" style:language-complex="ar" style:country-complex="SA"/>
    </style:style>
    <style:style style:name="T2" style:family="text">
      <style:text-properties fo:language="nb" fo:country="NO" fo:font-style="italic" style:font-style-asian="italic" style:language-complex="ar" style:country-complex="SA" style:font-style-complex="italic"/>
    </style:style>
    <style:style style:name="T3" style:family="text">
      <style:text-properties fo:language="nb" fo:country="NO" fo:font-style="normal" style:font-style-asian="normal" style:language-complex="ar" style:country-complex="SA"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3"><text:span text:style-name="T1">Laboratorium studier i skolen - metode</text:span></text:h>
      <text:h text:style-name="P2" text:outline-level="3"><text:span text:style-name="T1">Mellomstad Skolen, laboratoriet (eksperimentet) og naturen</text:span></text:h>
      <text:p text:style-name="P1"><text:span text:style-name="T1">Mellomstad skole var en mellomstor skole i en mellomstor kommune mellom to byer i storbyregionen som omgir hovedstaden. Hver dag kom og gikk omtrent 500 barn og voksne. Bygget lå omringet av et sportsanlegg, bensinstasjon, et supermarked og en legevakt. Da jeg kom til skolen ønsket jeg å studere bruken av skyteknologi hvordan den satte premisser for læreren sin relasjon til det lærende individet. Som etnograf kjempet jeg likevel mye med hvilken kontekst å studere skyens bruk innenfor. </text:span><text:span text:style-name="T3">Å si at jeg begynte mine observasjoner når alle de 500 menneskene hadde funnet sin plass i bygget, ressursene var i posisjon og en designert lærer formelt ønsket elevene velkommen ville derfor undergrave min egen deltagende rolle. Slik som alle observatører hadde jeg på det tidspunktet vært gjennom en lang rekke med forhandlinger som formet det jeg forventet å kunne observere. Jeg hadde koordinert min problemstilling, tilstedeværelse, og hukommelsearbeid (hva å notere, fotografere, osv.) med rektor, administrasjonsansvarlig, et team av lærere, norsk senter for forskningsdata, de foresatte til elevene i 8AB, den enkelte læreren jeg ble med inn i klasserommet med og gruppen med elever jeg møtte der inne. Underveis hadde jeg fortalt og gjenfortalt hva det var jeg ønsket å studere, og siden jeg identifiserte meg selv som en nykommer innen utdanningsvitenskapen måtte jeg hele tiden avverge forsøk på å sette forskningen i bås. </text:span></text:p>
      <text:p text:style-name="P1"><text:span text:style-name="T3">Alle lærere med en praktisk pedagogisk utdannelse (det vil si bortimot alle) hadde selv gjennomgått trening som observatør i et klasserom og i læringssituasjoner. Om jeg sa jeg skulle se på hvordan teknologi og bruken av computeren forandret læring og læresituasjonen så var det kanskje best ’å spørre den og den om å få observere den og den timen’. Men sa jeg at jeg så på hvordan skolestyring var gjort annerledes i (relasjon til) det digitale så var det ’system-nivået’ i skolen jeg studerte, en politisk og administrativ entitet kun indirekte relatert til det som foregikk i klasserommene. Et alternativ var selvfølgelig </text:span><text:span text:style-name="T1">å følge lærerne rundt, noe jeg gjorde, men <text:s/>dette var i seg selv ikke være nok til å observere ’skyen’ som et delt rom, som bandt sammen ’systemets’ mange aktører. Jeg kunne ’henge’ i de (semi)offentlige arealene, slik som lærerværelse og kontorene, for å se hvordan se hvordan computeren forandret samværet og relasjoner mellom forskjellige individer eller grupper, men skillet mellom et administrativt objekt og et utdanningsobjekt ble opprettholdt. Sammen var vi deltagende i å assosiere datamaskinen med den enkelte læreren sitt ansvar ovenfor eleven uten at dette ansvaret ble sett fra eleven (eller vaktmesteren) sitt perspektiv. </text:span></text:p>
      <text:p text:style-name="P1"><text:soft-page-break/><text:span text:style-name="T1">Igjen et annet alternativ ville være å prøve å forstå hva det var som knyttet rommene sammen og som skapte ’en’ kultur, eller en stamme som Latour og Woolgar (1986) kalte det i sitt klassiske studie av laboratoriet. Latour og Woolgar spurte hva det var gruppen i laboratoriet produserte, da det store forbruket av ressurser – tid, utstyr og forsøksdyr – for en nykommer kunne virke meningsløst og absurd. Om vitenskapsfolket i laboratoriet ikke produserte varer eller administrerte byråkratiske oppgaver parterte de da dyr kun for fellesskapets skyld, eller til ære for en mytisk skikkelse? Det som resulterte fra disse (rigide) ritualene var grafiske inskripsjoner som ble diskutert blant befolkningen, tatt med inn i biblioteket og sammenlignet med fortellinger fra andre lignende samfunn. Alle delte de en oppfatning av at de skrev om ’noe’. Teknikerne som håndterte dyr og behandlet substanser som tidligere hadde vært dyrets hjerne skrev notater, og ’doktorene’ som innimellom brukte tid blant teknikerne skrev senere om disse notatene i sine artikler. Det som gjorde dette til en kultur var at doktorene ikke rapporterte fremgangen i dyrestellet, parteringen, eller notatskrivingen. Latour og Woolgar sier at det var de samme dokumentene som sirkulerte blant doktorene var de samme som var produsert blant teknikerne dager eller uker i forveien. Det ble lagt mye arbeid i å sammenligne skrivene som doktorene selv skrev ut fra dette og dokumenter som skulle sendes ut av laboratoriet som ferdige eller halvferdige artikler. </text:span></text:p>
      <text:p text:style-name="P1"><text:span text:style-name="T1">Sammenligningen kan i seg selv virke absurd da få ville være villig til å forstå barn som ressurser i en vitenskapelig fremstilling som samtidig konsumerer og transformerer ressurser for å øke kunnskapen om </text:span><text:span text:style-name="T3">neuroendrokrinologi, slik som i Latour og Woolgar sitt eksempel. Det var ikke artikler, men noe som kunne minner mer om rapporter som resulterte fra alt arbeidet i skolen. Verdiene på ’rapportene’ elevene fikk med seg etter å ha fullført tre år på ungdomsskolen kunne med letthet sammenlignes på tvers av skoler over hele landet og de kunne forståes av langt flere enn inskripsjonene som ble produsert innen den neuroendrokrinologiske kulturen. Likevel omhandler heller ikke disse verdiene mengder, slik som antallet koseri skrevet. Ressursene som går med i produksjonen av disse </text:span><text:span text:style-name="T2">vitnemålene – </text:span><text:span text:style-name="T3">som rapportene heter – konsumeres og transformeres i vitnesbyrden som dette skrivet til slutt dokumenter. Vitnemålet viser sånn sett kun hva slags kompetanse den enkelte eleven har fått i tiden individet har vært i skolen. En tid som disse individene kunne brukt på å tilegne seg helt annen kompetanse, slik som å ta vare på gården til sine foreldre eller å skaffe seg arbeidserfaring annetsteds fra. </text:span></text:p>
      <text:p text:style-name="P1"><text:span text:style-name="T1">Slik som i Niels Christie sitt klassiske verk </text:span><text:span text:style-name="T2">Hvis skolen ikke fantes</text:span><text:span text:style-name="T3"> (1971) ville jeg prøve å forstå livet på skolen ut ifra lokalsamfunnet og de foresatte sine premisser for å tenke på det å putte barna i skolens (oppbevaring) som best for barnet – deres eget lønnede arbeid. Som etnograf var dette perspektivet synlig igjennom skolens samtidige integrering i og avkutting fra den lokale økonomien. Dette kunne nesten oppleves som en type ’free economic trade zone’ som skapte en </text:span><text:soft-page-break/><text:span text:style-name="T3">offentlighet i dette samfunnet på grunnlag av en ’inkluderende’ åpenhet (transaksjons frihet) som de aller færreste stiller spørsmål ved, men som er dypt integrert i en historie hvor overskridelsen av barrierer for utvidelsen av utdanningsmuligheter for større grupper mennesker er vært dypt normativt anlagt. Medier, slik som post, radio, TV og digitale teknologier, har fått mye oppmerksomhet på grunn av deres evne til å flytte grensene for institusjonell seleksjon (diskriminasjon), samt de satt av tid og rom (Edwards, 2015). Skyen og dens evne til å skape ny åpenhet og transparens i kommunikasjon mellom skole og hjem også var åpenbart et attraktivt studieobjekt, men dette gjorde det også lett å overse konteksten som var skapt innenfor dette bygde lokalsamfunnet som selv tross alt kun noen tiår tidligere hadde bestått av ’bare’ sko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b" fo:country="N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rodtekst" style:family="paragraph" style:parent-style-name="Standard" style:default-outline-level="">
      <style:paragraph-properties fo:margin-top="0in" fo:margin-bottom="0.1665in" loext:contextual-spacing="false" fo:line-height="150%"/>
      <style:text-properties fo:language="en" fo:country="US"/>
    </style:style>
    <style:style style:name="_33_DUO_5f_Overskrift" style:display-name="3DUO_Overskrift" style:family="paragraph" style:parent-style-name="Standard" style:next-style-name="Brodtekst" style:default-outline-level="3"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4pt" fo:language="en" fo:country="US" fo:font-weight="bold" style:font-size-asian="14pt" style:font-weight-asian="bold" style:font-size-complex="1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8:20:50.164121692</meta:creation-date>
    <dc:date>2018-11-16T18:21:19.730418960</dc:date>
    <meta:editing-duration>PT30S</meta:editing-duration>
    <meta:editing-cycles>1</meta:editing-cycles>
    <meta:document-statistic meta:table-count="0" meta:image-count="0" meta:object-count="0" meta:page-count="3" meta:paragraph-count="7" meta:word-count="1070" meta:character-count="6841" meta:non-whitespace-character-count="5767"/>
    <meta:generator>LibreOffice/6.0.6.2$Linux_X86_64 LibreOffice_project/00m0$Build-2</meta:generator>
  </office:meta>
</office:document-meta>
</file>